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71.16mm"/>
    </style:style>
    <style:style style:name="co6" style:family="table-column">
      <style:table-column-properties fo:break-before="auto" style:column-width="45.01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70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50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200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21:31:37.085394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2-27T21:35:54.404426465</dc:date>
    <dc:creator>Raphael </dc:creator>
    <meta:editing-duration>PT13H20M11S</meta:editing-duration>
    <meta:editing-cycles>26</meta:editing-cycles>
    <meta:document-statistic meta:table-count="32" meta:cell-count="11048" meta:object-count="0"/>
  </office:meta>
</office:document-meta>
</file>